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5.964cm" fo:min-width="5.46cm"/>
    </style:style>
    <style:style style:name="gr2" style:family="graphic" style:parent-style-name="standard">
      <style:graphic-properties svg:stroke-color="#000000" draw:fill-color="#77bc65" draw:textarea-horizontal-align="justify" draw:textarea-vertical-align="middle" draw:auto-grow-height="false" fo:min-height="0.783cm" fo:min-width="3.70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4" style:family="graphic" style:parent-style-name="standard">
      <style:graphic-properties svg:stroke-color="#000000" draw:fill-color="#77bc65" draw:textarea-horizontal-align="justify" draw:textarea-vertical-align="middle" draw:auto-grow-height="false" fo:min-height="4.029cm" fo:min-width="3.398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 style:list-style-name="L1">
      <style:graphic-properties svg:stroke-color="#ffffff" draw:fill-color="#ff7b59" draw:textarea-horizontal-align="justify" draw:textarea-vertical-align="middle" draw:auto-grow-height="false" fo:min-height="0.438cm" fo:min-width="1.712cm"/>
      <style:paragraph-properties style:writing-mode="lr-tb"/>
    </style:style>
    <style:style style:name="gr7" style:family="graphic" style:parent-style-name="standard" style:list-style-name="L1">
      <style:graphic-properties svg:stroke-color="#ffffff" draw:fill-color="#ff7b59" draw:textarea-horizontal-align="justify" draw:textarea-vertical-align="middle" draw:auto-grow-height="false" fo:min-height="0.438cm" fo:min-width="1.712cm"/>
      <style:paragraph-properties style:writing-mode="lr-tb"/>
    </style:style>
    <style:style style:name="gr8" style:family="graphic" style:parent-style-name="standard" style:list-style-name="L1">
      <style:graphic-properties svg:stroke-color="#ffffff" draw:fill-color="#ff7b59" draw:textarea-horizontal-align="justify" draw:textarea-vertical-align="middle" draw:auto-grow-height="false" fo:min-height="0.438cm" fo:min-width="1.712cm"/>
      <style:paragraph-properties style:writing-mode="lr-tb"/>
    </style:style>
    <style:style style:name="gr9" style:family="graphic" style:parent-style-name="standard" style:list-style-name="L1">
      <style:graphic-properties svg:stroke-color="#ffffff" draw:fill-color="#ff7b59" draw:textarea-horizontal-align="justify" draw:textarea-vertical-align="middle" draw:auto-grow-height="false" fo:min-height="0.438cm" fo:min-width="1.712cm"/>
      <style:paragraph-properties style:writing-mode="lr-tb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7b59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604cm" svg:height="6.858cm" svg:x="3.667cm" svg:y="3.28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18cm" svg:height="1.143cm" svg:x="4.81cm" svg:y="4.556cm">
            <text:p text:style-name="P2">Forc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18cm" svg:height="1.143cm" svg:x="4.81cm" svg:y="8.874cm">
            <text:p text:style-name="P2">Minimizer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18cm" svg:height="1.143cm" svg:x="4.81cm" svg:y="7.435cm">
            <text:p text:style-name="P2">Constraint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18cm" svg:height="1.143cm" svg:x="4.81cm" svg:y="5.995cm">
            <text:p text:style-name="P2">Integrato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5.334cm" svg:height="0.962cm" svg:x="4.556cm" svg:y="3.34cm">
            <draw:text-box>
              <text:p text:style-name="P4"><text:span text:style-name="T1">Evolver Class</text:span></text:p>
            </draw:text-box>
          </draw:frame>
        </draw:g>
        <draw:g>
          <draw:custom-shape draw:style-name="gr1" draw:text-style-name="P1" draw:layer="layout" svg:width="6.604cm" svg:height="6.858cm" svg:x="11.541cm" svg:y="11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18cm" svg:height="1.143cm" svg:x="12.684cm" svg:y="12.684cm">
            <text:p text:style-name="P2">Me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18cm" svg:height="1.143cm" svg:x="12.684cm" svg:y="16.875cm">
            <text:p text:style-name="P2">Dump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18cm" svg:height="1.143cm" svg:x="12.684cm" svg:y="15.478cm">
            <text:p text:style-name="P2">Compu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18cm" svg:height="1.143cm" svg:x="12.684cm" svg:y="14.081cm">
            <text:p text:style-name="P2">Box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5" draw:layer="layout" svg:width="5.334cm" svg:height="0.962cm" svg:x="12.43cm" svg:y="11.468cm">
            <draw:text-box>
              <text:p text:style-name="P4"><text:span text:style-name="T1">System Class</text:span></text:p>
            </draw:text-box>
          </draw:frame>
        </draw:g>
        <draw:g>
          <draw:custom-shape draw:style-name="gr4" draw:text-style-name="P3" draw:layer="layout" svg:width="4.318cm" svg:height="4.699cm" svg:x="6.08cm" svg:y="12.631cm">
            <text:p text:style-name="P2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" draw:text-style-name="P6" draw:layer="layout" svg:width="2.159cm" svg:height="1.673cm" svg:x="7.223cm" svg:y="12.557cm">
            <draw:text-box>
              <text:p text:style-name="P4"><text:span text:style-name="T1">Mesh</text:span></text:p>
            </draw:text-box>
          </draw:frame>
          <draw:custom-shape draw:style-name="gr6" draw:text-style-name="P8" draw:layer="layout" svg:width="2.286cm" svg:height="0.762cm" svg:x="7.096cm" svg:y="15.298cm">
            <text:p text:style-name="P7"><text:span text:style-name="T2">ed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draw:layer="layout" svg:width="2.286cm" svg:height="0.762cm" svg:x="7.096cm" svg:y="13.52cm">
            <text:p text:style-name="P7"><text:span text:style-name="T2">vert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2.286cm" svg:height="0.762cm" svg:x="7.096cm" svg:y="14.409cm">
            <text:p text:style-name="P7"><text:span text:style-name="T2">fa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8" draw:layer="layout" svg:width="2.286cm" svg:height="0.762cm" svg:x="7.096cm" svg:y="16.187cm">
            <text:p text:style-name="P7"><text:span text:style-name="T2">halfed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30T09:50:54.274629068</meta:creation-date>
    <dc:date>2020-09-30T10:24:52.197063563</dc:date>
    <meta:editing-duration>PT7M32S</meta:editing-duration>
    <meta:editing-cycles>2</meta:editing-cycles>
    <meta:generator>LibreOffice/7.0.1.2$Linux_X86_64 LibreOffice_project/7cbcfc562f6eb6708b5ff7d7397325de9e764452</meta:generator>
    <meta:document-statistic meta:object-count="21"/>
  </office:meta>
</office:document-meta>
</file>